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808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color="#ffffff" fo:font-size="32pt" fo:font-weight="bold" style:font-weight-asian="bold" style:font-weight-complex="bold"/>
    </style:style>
    <style:style style:name="P2" style:family="paragraph">
      <loext:graphic-properties draw:fill-color="#ffffff"/>
      <style:text-properties fo:color="#ffffff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ff8080" fo:font-weight="bold" style:font-weight-asian="bold" style:font-weight-complex="bold"/>
    </style:style>
    <style:style style:name="P5" style:family="paragraph">
      <style:paragraph-properties fo:text-align="start"/>
      <style:text-properties fo:color="#333333"/>
    </style:style>
    <style:style style:name="P6" style:family="paragraph">
      <loext:graphic-properties draw:fill-color="#ffffff"/>
      <style:paragraph-properties fo:text-align="start"/>
      <style:text-properties fo:color="#333333"/>
    </style:style>
    <style:style style:name="P7" style:family="paragraph">
      <style:text-properties fo:color="#333333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color="#ffffff" fo:font-size="38pt" fo:font-weight="bold" style:font-size-asian="38pt" style:font-weight-asian="bold" style:font-size-complex="38pt" style:font-weight-complex="bold"/>
    </style:style>
    <style:style style:name="T2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8080" fo:font-weight="bold" style:font-weight-asian="bold" style:font-weight-complex="bold"/>
    </style:style>
    <style:style style:name="T4" style:family="text">
      <style:text-properties fo:color="#333333"/>
    </style:style>
    <style:style style:name="T5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 fo:font-weight="bold" style:font-weight-asian="bold" style:font-weight-complex="bold"/>
    </style:style>
    <style:style style:name="T7" style:family="text">
      <style:text-properties fo:color="#333333" fo:font-weight="normal" style:font-weight-asian="normal" style:font-weight-complex="normal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7.432cm" svg:height="16.255cm" svg:x="0.254cm" svg:y="2.793cm" presentation:class="subtitle" presentation:user-transformed="true">
          <draw:text-box>
            <text:p text:style-name="P1"><text:span text:style-name="T1">IS POPULAR MUSIC GETTING DUMBER?</text:span></text:p>
            <text:p text:style-name="P1"><text:span text:style-name="T2">A LYRICAL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4" draw:layer="layout" svg:width="25.199cm" svg:height="3.506cm" svg:x="1.399cm" svg:y="0.836cm" presentation:class="title">
          <draw:text-box>
            <text:p text:style-name="P4"><text:span text:style-name="T3">POPULAR MUSIC</text:span></text:p>
          </draw:text-box>
        </draw:frame>
        <draw:frame presentation:style-name="pr4" draw:text-style-name="P6" draw:layer="layout" svg:width="25.199cm" svg:height="12.179cm" svg:x="1.399cm" svg:y="4.913cm" presentation:class="subtitle" presentation:user-transformed="true">
          <draw:text-box>
            <text:list text:style-name="L1">
              <text:list-item>
                <text:p text:style-name="P5"><text:span text:style-name="T4">Popular music shapes and is shaped by contemporary culture</text:span></text:p>
                <text:p text:style-name="P5"><text:span text:style-name="T4"/></text:p>
              </text:list-item>
              <text:list-item>
                <text:p text:style-name="P5"><text:span text:style-name="T4">The first half of this decade has seen the rise of EDM and beat fetishism among other instrumental-focused trends</text:span></text:p>
                <text:p text:style-name="P5"><text:span text:style-name="T4"/></text:p>
              </text:list-item>
              <text:list-item>
                <text:p text:style-name="P5"><text:span text:style-name="T4">Are lyrics declining in importance to liste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3" draw:layer="layout" svg:width="25.199cm" svg:height="3.506cm" svg:x="1.399cm" svg:y="0.836cm" presentation:class="title" presentation:user-transformed="true">
          <draw:text-box>
            <text:p text:style-name="P4"><text:span text:style-name="T3">MEASURING LYRICS</text:span></text:p>
          </draw:text-box>
        </draw:frame>
        <draw:frame presentation:style-name="pr5" draw:text-style-name="P7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 text:style-name="P5"><text:span text:style-name="T4">The US Billboard Top 100 remains the benchmark for popular music although has undergone recent composition changes</text:span><text:span text:style-name="T4"><text:line-break/></text:span><text:span text:style-name="T4"/></text:p>
              </text:list-item>
              <text:list-item>
                <text:p text:style-name="P5"><text:span text:style-name="T4">Can measure complexity of song lyrics by measuring the number of unique words and repetitiven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OBTAINING LYRICS DATA</text:span></text:p>
          </draw:text-box>
        </draw:frame>
        <draw:frame presentation:style-name="pr5" draw:text-style-name="P7" draw:layer="layout" svg:width="25.199cm" svg:height="12.179cm" svg:x="1.399cm" svg:y="4.913cm" presentation:class="outline">
          <draw:text-box>
            <text:list text:style-name="L3">
              <text:list-item>
                <text:p text:style-name="P7"><text:span text:style-name="T4">The Billboard Top 100 Chart for each year is readily available online</text:span></text:p>
              </text:list-item>
              <text:list-item>
                <text:p text:style-name="P7"><text:span text:style-name="T4">Lyrics data is less accessible, often behind paywalls or incomplete</text:span></text:p>
              </text:list-item>
              <text:list-item>
                <text:p text:style-name="P7"><text:span text:style-name="T4">GENIUS (formerly RapGenius) has high quality data <text:s/>for recent years and an API</text:span></text:p>
              </text:list-item>
              <text:list-item>
                <text:p text:style-name="P7"><text:span text:style-name="T4">BUT this API does not provided access to lyr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OBTAINING LYRICS DATA</text:span></text:p>
          </draw:text-box>
        </draw:frame>
        <draw:frame presentation:style-name="pr5" draw:text-style-name="P7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 text:style-name="P7"><text:span text:style-name="T4">Formatted the 2011-2015 Top 100 artist and songname data to make list of lyrics page URLs </text:span></text:p>
                <text:p text:style-name="P7"><text:span text:style-name="T5">‘</text:span><text:span text:style-name="T5">http://genius.com/Mark-ronson-uptown-funk-lyrics’</text:span></text:p>
              </text:list-item>
              <text:list-item>
                <text:p text:style-name="P7"><text:span text:style-name="T6">Requests </text:span><text:span text:style-name="T4">package used to get the HTML data to locate lyrics data</text:span></text:p>
              </text:list-item>
              <text:list-item>
                <text:p text:style-name="P7"><text:span text:style-name="T6">BeautifulSoup</text:span><text:span text:style-name="T7"> package used to scrape lyrics data from 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OBTAINING LYRICS DATA</text:span></text:p>
          </draw:text-box>
        </draw:frame>
        <draw:frame presentation:style-name="pr5" draw:text-style-name="P9" draw:layer="layout" svg:width="25.199cm" svg:height="12.179cm" svg:x="1.399cm" svg:y="4.913cm" presentation:class="outline" presentation:user-transformed="true">
          <draw:text-box>
            <text:p text:style-name="P8"><text:span text:style-name="T8">"[Verse 1] / This hit, that ice cold / Michelle Pfeiffer, that white gold / This one, for them hood girls / Them good girls, straight masterpieces / Stylin', wilin' / Livin’ it up in the city / Got Chucks on with Saint Laurent / Gotta kiss myself I’m so pretty / [Pre-Chorus] / I’m too hot (hot damn) / Call the police and the fireman / I’m too hot (hot damn) / Make a dragon wanna retire man / I’m too hot (hot damn) / Say my name you know who I am / I’m too hot (hot damn) / And my band 'bout that money / Break it down / [Chorus] / Girls hit your hallelujah (Woo!) / Girls hit your hallelujah (Woo!) / Girls hit your hallelujah (Woo!) / Cause Uptown funk gon’ give it to you / Cause Uptown funk gon’ give it to you / Cause Uptown funk gon’ give it to you / Saturday night and we in the spot / Don’t believe me, just watch (come on) / Don’t believe me, just watch / Don’t believe me, just watch / Don’t believe me, just watch / Don’t believe me, just watch / Don’t believe me, just watch / Hey, hey, hey, oh! / [Verse 2] / Stop / Wait a minute / Fill my cup put some <text:s/>liquor in it / Take a sip, sign the check / Julio! Get the stretch! / Ride to Harlem, Hollywood, Jackson, Mississippi / If we show up, we gon’ show out / Smoother than a fresh jar of Skippy / [Pre-Chorus 2] / I’m too hot (hot damn) / Call the police and the fireman / I’m too hot (hot damn) / Make a dragon wanna retire man / I’m too hot (hot damn) / Bitch, say my name you know who I am! / I’m too hot (hot damn) / And my band 'bout that money / Break it down / [Chorus] / Girls hit your hallelujah (Woo!) / Girls hit your hallelujah (Woo!) / Girls hit your hallelujah (Woo!) / Cause Uptown Funk gon’ give it to you / Cause Uptown Funk gon’ give it to you / Cause Uptown Funk gon’ give it to you / Saturday night and we in the spot / Don’t believe me, just watch (come on) / Don’t believe me, just watch / Don’t believe me, just watch / Don’t believe me, just watch / Don’t believe me, just watch / Don’t believe me, just watch / Hey, hey, hey, oh! / [Bridge] / Before we leave / Lemme tell y’all a lil’ something / Uptown Funk you up, Uptown Funk you up / Uptown Funk you up, Uptown Funk you up / I said Uptown Funk you up, Uptown Funk you up / Uptown Funk you up, Uptown Funk you up / Come on, dance / Jump on it / If you sexy then flaunt it / If you freaky then own it / Don’t brag about it, come show me / Come on, dance / Jump on it / If you sexy then flaunt it / Well it’s Saturday night and we in the spot / [Part-Chorus] / Don’t believe me, just watch (come on) / Don’t believe me, just watch / Don’t believe me, just watch / Don’t believe me, just watch / Don’t believe me, just watch / Don’t believe me, just watch / Hey, hey, hey, oh! / [Outro] / Uptown Funk you up, Uptown Funk you up (say whaa?!) / Uptown Funk you up, Uptown Funk you up / Uptown Funk you up, Uptown Funk you up (say whaa?!) / Uptown Funk you up, Uptown Funk you up / Uptown Funk you up, Uptown Funk you up (say whaa?!) / Uptown Funk you up, Uptown Funk you up / Uptown Funk you up, Uptown Funk you up (say whaa?!) / Uptown Funk you up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CLEANING LYRICS DATA</text:span></text:p>
          </draw:text-box>
        </draw:frame>
        <draw:frame presentation:style-name="pr7" draw:text-style-name="P7" draw:layer="layout" svg:width="25.199cm" svg:height="12.179cm" svg:x="1.399cm" svg:y="4.913cm" presentation:class="outline">
          <draw:text-box>
            <text:list text:style-name="L3">
              <text:list-item>
                <text:p text:style-name="P7"><text:span text:style-name="T4">Used NLTK to remove punctuation and tokenize lyrics</text:span></text:p>
              </text:list-item>
            </text:list>
            <text:p text:style-name="P5"><text:span text:style-name="T6"/></text:p>
            <text:p text:style-name="P5"><text:span text:style-name="T6">WORD COUNT:</text:span></text:p>
            <text:p text:style-name="P5"><text:span text:style-name="T4">Total number of words in each song’s lyrics</text:span></text:p>
            <text:p text:style-name="P5"><text:span text:style-name="T4"/></text:p>
            <text:p text:style-name="P5"><text:span text:style-name="T6">UNIQUE WORD COUNT:</text:span></text:p>
            <text:p text:style-name="P5"><text:span text:style-name="T7">List of all unique words in each song’s ly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3" draw:layer="layout" svg:width="25.199cm" svg:height="3.506cm" svg:x="1.399cm" svg:y="0.836cm" presentation:class="title">
          <draw:text-box>
            <text:p text:style-name="P4"><text:span text:style-name="T3">UNIQUE WORD COUNT</text:span></text:p>
          </draw:text-box>
        </draw:frame>
        <draw:frame presentation:style-name="pr7" draw:layer="layout" svg:width="25.199cm" svg:height="12.179cm" svg:x="1.399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21:56:58.503939000</meta:creation-date>
    <dc:date>2016-12-11T22:53:59.025540000</dc:date>
    <meta:editing-duration>PT15M7S</meta:editing-duration>
    <meta:editing-cycles>3</meta:editing-cycles>
    <meta:generator>LibreOffice/5.2.3.3$MacOSX_X86_64 LibreOffice_project/d54a8868f08a7b39642414cf2c8ef2f228f780cf</meta:generator>
    <meta:document-statistic meta:object-count="52"/>
  </office:meta>
</office:document-meta>
</file>